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10258b6" officeooo:paragraph-rsid="005b16c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2a4174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69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0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1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76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77" style:family="paragraph" style:parent-style-name="Standard_20__28_user_29_">
      <style:text-properties fo:font-size="14pt" officeooo:paragraph-rsid="005b16cb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389872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1134f01" style:font-size-asian="14pt" style:font-weight-asian="normal" style:font-size-complex="14pt" style:font-weight-complex="normal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f1ec75"/>
    </style:style>
    <style:style style:name="T28" style:family="text">
      <style:text-properties style:text-position="0% 100%" officeooo:rsid="01037b24"/>
    </style:style>
    <style:style style:name="T29" style:family="text">
      <style:text-properties style:text-position="0% 100%" officeooo:rsid="0103d5bd"/>
    </style:style>
    <style:style style:name="T30" style:family="text">
      <style:text-properties style:text-position="0% 100%" officeooo:rsid="010e1c97"/>
    </style:style>
    <style:style style:name="T31" style:family="text">
      <style:text-properties style:text-position="0% 100%" officeooo:rsid="011071c4"/>
    </style:style>
    <style:style style:name="T32" style:family="text">
      <style:text-properties style:text-position="0% 100%" officeooo:rsid="01253a45"/>
    </style:style>
    <style:style style:name="T33" style:family="text">
      <style:text-properties style:text-position="0% 100%" officeooo:rsid="012a4174"/>
    </style:style>
    <style:style style:name="T34" style:family="text">
      <style:text-properties style:text-position="0% 100%" officeooo:rsid="0139e2d2"/>
    </style:style>
    <style:style style:name="T35" style:family="text">
      <style:text-properties officeooo:rsid="002ffb22"/>
    </style:style>
    <style:style style:name="T36" style:family="text">
      <style:text-properties fo:language="ru" fo:country="RU"/>
    </style:style>
    <style:style style:name="T37" style:family="text">
      <style:text-properties fo:language="ru" fo:country="RU" officeooo:rsid="0023795e"/>
    </style:style>
    <style:style style:name="T38" style:family="text">
      <style:text-properties fo:language="ru" fo:country="RU" officeooo:rsid="0043b482"/>
    </style:style>
    <style:style style:name="T39" style:family="text">
      <style:text-properties officeooo:rsid="0043b48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30bc3" style:font-weight-asian="bold" style:font-weight-complex="bold"/>
    </style:style>
    <style:style style:name="T42" style:family="text">
      <style:text-properties fo:font-weight="bold" officeooo:rsid="005b16cb" style:font-weight-asian="bold" style:font-weight-complex="bold"/>
    </style:style>
    <style:style style:name="T43" style:family="text">
      <style:text-properties fo:font-weight="bold" officeooo:rsid="00536a53" style:font-weight-asian="bold" style:font-weight-complex="bold"/>
    </style:style>
    <style:style style:name="T44" style:family="text">
      <style:text-properties fo:font-weight="bold" officeooo:rsid="008cbb50" style:font-weight-asian="bold" style:font-weight-complex="bold"/>
    </style:style>
    <style:style style:name="T45" style:family="text">
      <style:text-properties fo:font-weight="bold" officeooo:rsid="003b50f1" style:font-weight-asian="bold" style:font-weight-complex="bold"/>
    </style:style>
    <style:style style:name="T46" style:family="text">
      <style:text-properties fo:font-weight="bold" officeooo:rsid="01389872" style:font-weight-asian="bold" style:font-weight-complex="bold"/>
    </style:style>
    <style:style style:name="T47" style:family="text">
      <style:text-properties officeooo:rsid="004bccbc"/>
    </style:style>
    <style:style style:name="T48" style:family="text">
      <style:text-properties officeooo:rsid="004ccc9e"/>
    </style:style>
    <style:style style:name="T49" style:family="text">
      <style:text-properties officeooo:rsid="004e86ea"/>
    </style:style>
    <style:style style:name="T50" style:family="text">
      <style:text-properties officeooo:rsid="005311de"/>
    </style:style>
    <style:style style:name="T51" style:family="text">
      <style:text-properties officeooo:rsid="00536a53"/>
    </style:style>
    <style:style style:name="T52" style:family="text">
      <style:text-properties officeooo:rsid="0054a7c2"/>
    </style:style>
    <style:style style:name="T53" style:family="text">
      <style:text-properties officeooo:rsid="00564ae9"/>
    </style:style>
    <style:style style:name="T54" style:family="text">
      <style:text-properties officeooo:rsid="00577ff7"/>
    </style:style>
    <style:style style:name="T55" style:family="text">
      <style:text-properties officeooo:rsid="006ff09b"/>
    </style:style>
    <style:style style:name="T56" style:family="text">
      <style:text-properties officeooo:rsid="0078af64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b81e3d" style:font-weight-asian="normal" style:font-weight-complex="normal"/>
    </style:style>
    <style:style style:name="T59" style:family="text">
      <style:text-properties fo:font-weight="normal" officeooo:rsid="00c4a7f3" style:font-weight-asian="normal" style:font-weight-complex="normal"/>
    </style:style>
    <style:style style:name="T60" style:family="text">
      <style:text-properties fo:font-weight="normal" officeooo:rsid="00d3bfc7" style:font-weight-asian="normal" style:font-weight-complex="normal"/>
    </style:style>
    <style:style style:name="T61" style:family="text">
      <style:text-properties fo:font-weight="normal" officeooo:rsid="002502de" style:font-weight-asian="normal" style:font-weight-complex="normal"/>
    </style:style>
    <style:style style:name="T62" style:family="text">
      <style:text-properties fo:font-weight="normal" officeooo:rsid="000bdce4" style:font-weight-asian="normal" style:font-weight-complex="normal"/>
    </style:style>
    <style:style style:name="T63" style:family="text">
      <style:text-properties fo:font-weight="normal" officeooo:rsid="0043b482" style:font-weight-asian="normal" style:font-weight-complex="normal"/>
    </style:style>
    <style:style style:name="T64" style:family="text">
      <style:text-properties fo:font-weight="normal" officeooo:rsid="0088bcbb" style:font-weight-asian="normal" style:font-weight-complex="normal"/>
    </style:style>
    <style:style style:name="T65" style:family="text">
      <style:text-properties fo:font-weight="normal" officeooo:rsid="008ab904" style:font-weight-asian="normal" style:font-weight-complex="normal"/>
    </style:style>
    <style:style style:name="T66" style:family="text">
      <style:text-properties fo:font-weight="normal" officeooo:rsid="00e0f424" style:font-weight-asian="normal" style:font-weight-complex="normal"/>
    </style:style>
    <style:style style:name="T67" style:family="text">
      <style:text-properties fo:font-weight="normal" officeooo:rsid="00e152e5" style:font-weight-asian="normal" style:font-weight-complex="normal"/>
    </style:style>
    <style:style style:name="T68" style:family="text">
      <style:text-properties fo:font-weight="normal" officeooo:rsid="012406b2" style:font-weight-asian="normal" style:font-weight-complex="normal"/>
    </style:style>
    <style:style style:name="T69" style:family="text">
      <style:text-properties officeooo:rsid="007d0c88"/>
    </style:style>
    <style:style style:name="T70" style:family="text">
      <style:text-properties officeooo:rsid="007e8ec3"/>
    </style:style>
    <style:style style:name="T71" style:family="text">
      <style:text-properties officeooo:rsid="0088bcbb"/>
    </style:style>
    <style:style style:name="T72" style:family="text">
      <style:text-properties officeooo:rsid="008c2ff6"/>
    </style:style>
    <style:style style:name="T73" style:family="text">
      <style:text-properties officeooo:rsid="008d9552"/>
    </style:style>
    <style:style style:name="T74" style:family="text">
      <style:text-properties officeooo:rsid="00a0b159"/>
    </style:style>
    <style:style style:name="T75" style:family="text">
      <style:text-properties officeooo:rsid="00a1fc25"/>
    </style:style>
    <style:style style:name="T76" style:family="text">
      <style:text-properties officeooo:rsid="00a70aa8"/>
    </style:style>
    <style:style style:name="T77" style:family="text">
      <style:text-properties officeooo:rsid="00a7dd30"/>
    </style:style>
    <style:style style:name="T78" style:family="text">
      <style:text-properties officeooo:rsid="00b81e3d"/>
    </style:style>
    <style:style style:name="T79" style:family="text">
      <style:text-properties officeooo:rsid="00c978df"/>
    </style:style>
    <style:style style:name="T80" style:family="text">
      <style:text-properties officeooo:rsid="00e1b0a5"/>
    </style:style>
    <style:style style:name="T81" style:family="text">
      <style:text-properties officeooo:rsid="00e4a7ae"/>
    </style:style>
    <style:style style:name="T82" style:family="text">
      <style:text-properties officeooo:rsid="002898b4"/>
    </style:style>
    <style:style style:name="T83" style:family="text">
      <style:text-properties officeooo:rsid="00e9181d"/>
    </style:style>
    <style:style style:name="T84" style:family="text">
      <style:text-properties officeooo:rsid="00fbe364"/>
    </style:style>
    <style:style style:name="T85" style:family="text">
      <style:text-properties officeooo:rsid="00fdbfcf"/>
    </style:style>
    <style:style style:name="T86" style:family="text">
      <style:text-properties officeooo:rsid="0103d5bd"/>
    </style:style>
    <style:style style:name="T87" style:family="text">
      <style:text-properties style:use-window-font-color="true" fo:font-weight="normal" style:font-weight-asian="normal" style:font-weight-complex="normal"/>
    </style:style>
    <style:style style:name="T88" style:family="text">
      <style:text-properties style:use-window-font-color="true" fo:font-weight="normal" officeooo:rsid="00e9181d" style:font-weight-asian="normal" style:font-weight-complex="normal"/>
    </style:style>
    <style:style style:name="T89" style:family="text">
      <style:text-properties style:use-window-font-color="true" fo:font-weight="normal" officeooo:rsid="0104f3f5" style:font-weight-asian="normal" style:font-weight-complex="normal"/>
    </style:style>
    <style:style style:name="T90" style:family="text">
      <style:text-properties style:use-window-font-color="true" fo:font-weight="normal" officeooo:rsid="010baad3" style:font-weight-asian="normal" style:font-weight-complex="normal"/>
    </style:style>
    <style:style style:name="T91" style:family="text">
      <style:text-properties style:use-window-font-color="true" fo:font-weight="normal" officeooo:rsid="010cc3a8" style:font-weight-asian="normal" style:font-weight-complex="normal"/>
    </style:style>
    <style:style style:name="T92" style:family="text">
      <style:text-properties style:use-window-font-color="true" fo:font-weight="normal" officeooo:rsid="011451c0" style:font-weight-asian="normal" style:font-weight-complex="normal"/>
    </style:style>
    <style:style style:name="T93" style:family="text">
      <style:text-properties style:use-window-font-color="true" fo:font-weight="normal" officeooo:rsid="011c87f7" style:font-weight-asian="normal" style:font-weight-complex="normal"/>
    </style:style>
    <style:style style:name="T94" style:family="text">
      <style:text-properties style:use-window-font-color="true" fo:font-weight="normal" officeooo:rsid="01389872" style:font-weight-asian="normal" style:font-weight-complex="normal"/>
    </style:style>
    <style:style style:name="T95" style:family="text">
      <style:text-properties style:use-window-font-color="true" officeooo:rsid="010cc3a8"/>
    </style:style>
    <style:style style:name="T96" style:family="text">
      <style:text-properties officeooo:rsid="010b035f"/>
    </style:style>
    <style:style style:name="T97" style:family="text">
      <style:text-properties officeooo:rsid="01134f01"/>
    </style:style>
    <style:style style:name="T98" style:family="text">
      <style:text-properties officeooo:rsid="01135324"/>
    </style:style>
    <style:style style:name="T99" style:family="text">
      <style:text-properties officeooo:rsid="011c87f7"/>
    </style:style>
    <style:style style:name="T100" style:family="text">
      <style:text-properties officeooo:rsid="012114b5"/>
    </style:style>
    <style:style style:name="T101" style:family="text">
      <style:text-properties officeooo:rsid="01389872"/>
    </style:style>
    <style:style style:name="T102" style:family="text">
      <style:text-properties officeooo:rsid="013dc03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5"/>
      <text:list xml:id="list1586337848" text:style-name="L1">
        <text:list-item>
          <text:p text:style-name="P84"><text:span text:style-name="T40">Построение</text:span><text:span text:style-name="T45"> </text:span><text:span text:style-name="T40">ПО “УЧЕТ СОТРУДНИКОВ”</text:span></text:p>
          <text:list>
            <text:list-item>
              <text:p text:style-name="P85">Выделение профессионалов предметной области</text:p>
            </text:list-item>
          </text:list>
        </text:list-item>
      </text:list>
      <text:list xml:id="list1106801429" text:style-name="L2">
        <text:list-item>
          <text:list>
            <text:list-item>
              <text:p text:style-name="P89">Активные: аттестационная комиссия</text:p>
            </text:list-item>
            <text:list-item>
              <text:p text:style-name="P89">Пассивные: <text:span text:style-name="T79">список </text:span>сотрудник<text:span text:style-name="T79">ов</text:span> предприятия</text:p>
            </text:list-item>
          </text:list>
        </text:list-item>
      </text:list>
      <text:p text:style-name="P36">Аттестационная комиссия может запросить список сотрудников, <text:span text:style-name="T79">которые не прошли аттестацию до указанной даты.</text:span></text:p>
      <text:p text:style-name="P35"/>
      <text:list xml:id="list233603009332764" text:continue-list="list1586337848" text:style-name="L1">
        <text:list-item>
          <text:list>
            <text:list-item>
              <text:p text:style-name="P86">Название понятий <text:span text:style-name="T35">и объектов </text:span>ПО “УЧЕТ СОТРУДНИКОВ”</text:p>
            </text:list-item>
          </text:list>
        </text:list-item>
      </text:list>
      <text:p text:style-name="P37"/>
      <text:p text:style-name="P37"><text:tab/>Понятие “<text:span text:style-name="T55">С</text:span>трока” – конечная последовательность символов какого-либо алфавита.</text:p>
      <text:p text:style-name="P37"/>
      <text:p text:style-name="P38"><text:tab/><text:span text:style-name="T55">Понятие “Дата” </text:span>–<text:span text:style-name="T55"> последовательность цифр, имеющая вид:</text:span></text:p>
      <text:p text:style-name="P27"><text:span text:style-name="T25"><text:tab/></text:span><text:span text:style-name="T26">D</text:span><text:span text:style-name="T61">/</text:span><text:span text:style-name="T26">M</text:span><text:span text:style-name="T61">/</text:span><text:span text:style-name="T67">Y</text:span><text:span text:style-name="T61">, где</text:span></text:p>
      <text:p text:style-name="P27"><text:span text:style-name="T61"><text:tab/><text:tab/></text:span><text:span text:style-name="T67">D</text:span><text:span text:style-name="T66"> </text:span><text:span text:style-name="T61">∈ </text:span><text:span text:style-name="T66">[</text:span><text:span text:style-name="T61">0</text:span><text:span text:style-name="T66">1</text:span><text:span text:style-name="T61">,</text:span><text:span text:style-name="T66">02</text:span><text:span text:style-name="T61">..</text:span><text:span text:style-name="T66">31]</text:span><text:span text:style-name="T61">, </text:span></text:p>
      <text:p text:style-name="P27"><text:span text:style-name="T61"><text:tab/><text:tab/></text:span><text:span text:style-name="T67">M</text:span><text:span text:style-name="T66"> </text:span><text:span text:style-name="T61">∈ </text:span><text:span text:style-name="T66">[</text:span><text:span text:style-name="T61">0</text:span><text:span text:style-name="T66">1</text:span><text:span text:style-name="T61">,</text:span><text:span text:style-name="T66">02</text:span><text:span text:style-name="T61">..</text:span><text:span text:style-name="T66">12]</text:span><text:span text:style-name="T61">, </text:span></text:p>
      <text:p text:style-name="P27"><text:span text:style-name="T61"><text:tab/><text:tab/></text:span><text:span text:style-name="T67">Y</text:span><text:span text:style-name="T61"> ∈ </text:span><text:span text:style-name="T66">[1950</text:span><text:span text:style-name="T61">..</text:span><text:span text:style-name="T66">2017]</text:span><text:span text:style-name="T61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9">Y</text:p>
          </table:table-cell>
          <table:table-cell table:style-name="Table1.A1" office:value-type="string">
            <text:p text:style-name="P79">M</text:p>
          </table:table-cell>
          <table:table-cell table:style-name="Table1.C1" office:value-type="string">
            <text:p text:style-name="P78">D</text:p>
          </table:table-cell>
        </table:table-row>
        <table:table-row>
          <table:table-cell table:style-name="Table1.A2" table:number-rows-spanned="2" office:value-type="string">
            <text:p text:style-name="P80">[1950..2017]</text:p>
          </table:table-cell>
          <table:table-cell table:style-name="Table1.A2" office:value-type="string">
            <text:p text:style-name="P80"><text:span text:style-name="T84">0</text:span>1,<text:span text:style-name="T84">0</text:span>3,<text:span text:style-name="T84">0</text:span>5,<text:span text:style-name="T84">0</text:span>7,<text:span text:style-name="T85">0</text:span>8,10,12</text:p>
          </table:table-cell>
          <table:table-cell table:style-name="Table1.C2" office:value-type="string">
            <text:p text:style-name="P80">[<text:span text:style-name="T84">0</text:span>1..31]</text:p>
          </table:table-cell>
        </table:table-row>
        <table:table-row>
          <table:covered-table-cell/>
          <table:table-cell table:style-name="Table1.A2" office:value-type="string">
            <text:p text:style-name="P80"><text:span text:style-name="T84">0</text:span>4,<text:span text:style-name="T84">0</text:span>6,<text:span text:style-name="T84">0</text:span>9,11</text:p>
          </table:table-cell>
          <table:table-cell table:style-name="Table1.C2" office:value-type="string">
            <text:p text:style-name="P80">[<text:span text:style-name="T84">0</text:span>1..30]</text:p>
          </table:table-cell>
        </table:table-row>
        <table:table-row>
          <table:table-cell table:style-name="Table1.A2" office:value-type="string">
            <text:p text:style-name="P81"><text:span text:style-name="T80">Y</text:span> делится нацел<text:span text:style-name="T74">о</text:span> на 4</text:p>
          </table:table-cell>
          <table:table-cell table:style-name="Table1.A2" table:number-rows-spanned="2" office:value-type="string">
            <text:p text:style-name="P80"><text:span text:style-name="T84">0</text:span>2</text:p>
          </table:table-cell>
          <table:table-cell table:style-name="Table1.C2" office:value-type="string">
            <text:p text:style-name="P82">[<text:span text:style-name="T84">0</text:span>1.29]</text:p>
          </table:table-cell>
        </table:table-row>
        <table:table-row>
          <table:table-cell table:style-name="Table1.A2" office:value-type="string">
            <text:p text:style-name="P83"><text:span text:style-name="T80">Y</text:span> не делится нацело на 4</text:p>
          </table:table-cell>
          <table:covered-table-cell/>
          <table:table-cell table:style-name="Table1.C2" office:value-type="string">
            <text:p text:style-name="P82">[<text:span text:style-name="T84">0</text:span>1..28]</text:p>
          </table:table-cell>
        </table:table-row>
      </table:table>
      <text:p text:style-name="P20"/>
      <text:p text:style-name="P38"/>
      <text:p text:style-name="P38"><text:tab/><text:span text:style-name="T55">Понятие “Файл” </text:span>– <text:span text:style-name="T69">именованная область данных на носителе информации, выглядящая как последовательность строк следующего вида:</text:span></text:p>
      <text:p text:style-name="P39"><text:tab/><text:span text:style-name="T69">s</text:span><text:span text:style-name="T4">11</text:span>*<text:span text:style-name="T69">s</text:span><text:span text:style-name="T4">12</text:span>*...*<text:span text:style-name="T69">s</text:span><text:span text:style-name="T4">1k</text:span><text:span text:style-name="T9">\n</text:span></text:p>
      <text:p text:style-name="P39"><text:span text:style-name="T9"><text:tab/>s</text:span><text:span text:style-name="T4">21</text:span>*<text:span text:style-name="T69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39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5">не</text:span>нулевая) последовательность символов пробела, \n – символ переноса строки,</text:p>
      <text:p text:style-name="P40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6">i н</text:span>азывается строкой файла, <text:span text:style-name="T100">строки s</text:span><text:span text:style-name="T6">j1, </text:span><text:span text:style-name="T100">s</text:span><text:span text:style-name="T6">j2</text:span><text:span text:style-name="T100"> ... s</text:span><text:span text:style-name="T6">jk</text:span><text:span text:style-name="T100"> называются полями j строки файла.</text:span></text:p>
      <text:p text:style-name="P36"/>
      <text:p text:style-name="P41"><text:soft-page-break/><text:tab/>“Фамилия и инициалы” – <text:span text:style-name="T71">объект понятия “Строка”, имеющая следующий вид:</text:span></text:p>
      <text:p text:style-name="P44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7"><text:span text:style-name="T36">Примеры валидных строк: “</text:span>Smith<text:span text:style-name="T36">.</text:span>J<text:span text:style-name="T36">.</text:span>G<text:span text:style-name="T36">”, “</text:span>Alse<text:span text:style-name="T36">.</text:span>W<text:span text:style-name="T36">.</text:span>B<text:span text:style-name="T36">”</text:span></text:p>
      <text:p text:style-name="P70"><text:span text:style-name="T36">Примеры невалидных строк: “</text:span>Al<text:span text:style-name="T36">.</text:span>d<text:span text:style-name="T36">.</text:span>R<text:span text:style-name="T36">”, “1.223</text:span>sdaa<text:span text:style-name="T36">”, “</text:span>Str<text:span text:style-name="T36">.</text:span>A”</text:p>
      <text:p text:style-name="P41"/>
      <text:p text:style-name="P41"><text:tab/><text:span text:style-name="T72">“Пол” - один из символов {M, F}, где M обозначает мужской пол, F – женский пол.</text:span></text:p>
      <text:p text:style-name="P41"/>
      <text:p text:style-name="P42"><text:tab/><text:span text:style-name="T72">“Профессия” - объект понятия “Строка”, имеющая следующий вид:</text:span></text:p>
      <text:p text:style-name="P45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1">Примеры валидных строк: “Doctor”, “Worker”</text:p>
      <text:p text:style-name="P71">Примеры невалидных строк: “DoCTOr”, ”doctor ”</text:p>
      <text:p text:style-name="P45"/>
      <text:p text:style-name="P26"><text:span text:style-name="T62"><text:tab/></text:span><text:span text:style-name="T63">“Дата рождения” - </text:span><text:span text:style-name="T64">объект понятия “</text:span><text:span text:style-name="T65">Дата</text:span><text:span text:style-name="T64">”</text:span><text:span text:style-name="T65">, в которой </text:span></text:p>
      <text:p text:style-name="P28"><text:span text:style-name="T65">1</text:span><text:span text:style-name="T57">950 &lt;= Y &lt;= 2000</text:span></text:p>
      <text:p text:style-name="P75">Примеры валидных <text:span text:style-name="T56">дат</text:span>: “01/12/1999”, “12/12/200<text:span text:style-name="T81">0</text:span>”</text:p>
      <text:p text:style-name="P72">Примеры невалидных <text:span text:style-name="T56">дат</text:span>: “13/1<text:span text:style-name="T77">2</text:span>/2010”, “30/11/4444”</text:p>
      <text:p text:style-name="P69"/>
      <text:p text:style-name="P46"><text:tab/>“Дата аттестации” - объект понятия “Дата”, в которой </text:p>
      <text:p text:style-name="P47">2000 &lt;= Y &lt;= 2017.</text:p>
      <text:p text:style-name="P76">Примеры валидных <text:span text:style-name="T56">дат</text:span>: <text:span text:style-name="T63">“13/10/2010”, </text:span><text:s/>“12/12/2005”</text:p>
      <text:p text:style-name="P73"><text:span text:style-name="T38">Примеры невалидных </text:span><text:span text:style-name="T56">дат</text:span><text:span text:style-name="T38">: </text:span><text:span text:style-name="T39">“01/12/1999”,</text:span><text:span text:style-name="T38"> “30/11/4444”</text:span></text:p>
      <text:p text:style-name="P74"/>
      <text:p text:style-name="P69"><text:span text:style-name="T37"><text:tab/></text:span><text:span text:style-name="T39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2"/>
      <text:p text:style-name="P45"><text:tab/>“<text:span text:style-name="T70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3">каждый из атрибутов разделен ненулевым количеством пробелов</text:span>.</text:p>
      <text:p text:style-name="P45"/>
      <text:p text:style-name="P45"/>
      <text:p text:style-name="P45"/>
      <text:p text:style-name="P48">Пример: <text:span text:style-name="T44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49"><text:span text:style-name="T12"><text:tab/></text:span><text:span text:style-name="T16">“</text:span><text:span text:style-name="T28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40">Сотрудник_1</text:span>\n</text:p>
      <text:p text:style-name="P4"><text:tab/><text:span text:style-name="T40">Сотрудник_2</text:span>\n</text:p>
      <text:p text:style-name="P5"><text:tab/>…….</text:p>
      <text:p text:style-name="P52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0"><text:tab/></text:p>
      <text:p text:style-name="P51"><text:span text:style-name="T13"><text:tab/>“</text:span><text:span text:style-name="T28">Catalog” </text:span><text:span text:style-name="T13">- объект понятия </text:span><text:span text:style-name="T14">“Файл”</text:span><text:span text:style-name="T13">, имеющий вид:</text:span></text:p>
      <text:p text:style-name="P54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3"><text:span text:style-name="T17"><text:tab/>Периодичность_аттестации_2*Профессия_2</text:span><text:span text:style-name="T24">\n</text:span></text:p>
      <text:p text:style-name="P23"><text:span text:style-name="T78"><text:tab/></text:span><text:span text:style-name="T58">…….</text:span></text:p>
      <text:p text:style-name="P24"><text:span text:style-name="T78"><text:tab/>Периодичность_аттестации_i*Профессия_i</text:span><text:span text:style-name="T58">,</text:span></text:p>
      <text:p text:style-name="P23"><text:span text:style-name="T58">* - </text:span><text:span text:style-name="T59"><text:s/></text:span><text:span text:style-name="T68">один символ </text:span><text:span text:style-name="T59">пробела, </text:span><text:span text:style-name="T60">I – натуральное число.</text:span></text:p>
      <text:p text:style-name="P17">Пример:</text:p>
      <text:p text:style-name="P18"><text:span text:style-name="T99">2 </text:span>Driver</text:p>
      <text:p text:style-name="P18"><text:span text:style-name="T99">1 </text:span>Worker</text:p>
      <text:p text:style-name="P17"><text:span text:style-name="T99">1 </text:span>Doctor</text:p>
      <text:p text:style-name="P8"/>
      <text:p text:style-name="P43"><text:tab/><text:span text:style-name="T13">“</text:span><text:span text:style-name="T28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101">Фамилия_и_инициалы</text:span><text:span text:style-name="T40">_1*</text:span><text:span text:style-name="T46">Профессия*Дата</text:span>\n</text:p>
      <text:p text:style-name="P6"><text:tab/><text:span text:style-name="T40">Сотрудник_2</text:span>\n</text:p>
      <text:p text:style-name="P6"><text:tab/>…….</text:p>
      <text:p text:style-name="P53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3"><text:span text:style-name="T15">“Сотрудник” сортированы по атрибуту “Профессия”, </text:span><text:span text:style-name="T29">согласно закону </text:span><text:span text:style-name="T30">сортировки объектов понятий строка (номер </text:span><text:span text:style-name="T31">3</text:span><text:span text:style-name="T30">)</text:span><text:span text:style-name="T32">,</text:span></text:p>
      <text:p text:style-name="P21"/>
      <text:list xml:id="list233603716666223" text:continue-numbering="true" text:style-name="L1">
        <text:list-item>
          <text:list>
            <text:list-item>
              <text:p text:style-name="P87">Отношения между объектами:</text:p>
              <text:p text:style-name="P90"/>
            </text:list-item>
          </text:list>
        </text:list-item>
      </text:list>
      <text:p text:style-name="P55">Между объектами понятий “Строка” существует бинарное отношение <text:span text:style-name="T40">равно (=)</text:span>:</text:p>
      <text:p text:style-name="P57">Объекты понятия “Строка” называются равными, если равны соответствующие символы, стоящие в записи данных объектов.</text:p>
      <text:p text:style-name="P58">Если отношение <text:span text:style-name="T40">равно </text:span>не выполняется, то выполняется отношение <text:span text:style-name="T40">не равно </text:span></text:p>
      <text:p text:style-name="P58"><text:span text:style-name="T40">(!=)</text:span><text:span text:style-name="T42">.</text:span></text:p>
      <text:p text:style-name="P59">Пример: “1293” = “1293”, “1293” != “12 93”</text:p>
      <text:p text:style-name="P59"/>
      <text:p text:style-name="P56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40">Дата_1</text:span> <text:span text:style-name="T96">=</text:span> <text:span text:style-name="T40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40">равно </text:span>не выполняется, то выполняется отношение <text:span text:style-name="T40">не равно </text:span></text:p>
      <text:p text:style-name="P11"><text:span text:style-name="T40">(!=)</text:span><text:span text:style-name="T42">.</text:span></text:p>
      <text:p text:style-name="P9"/>
      <text:p text:style-name="P9">Между объектами “Дата” существует бинарное отношение <text:span text:style-name="T40">меньше (&lt;)</text:span>:</text:p>
      <text:p text:style-name="P12"><text:span text:style-name="T40">Дата_1</text:span> <text:span text:style-name="T96">&lt;</text:span> <text:span text:style-name="T40">Дата_2</text:span>, если истинно следующее логическое выражение:</text:p>
      <text:p text:style-name="P12"><text:span text:style-name="T48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9">=</text:span> M<text:span text:style-name="T3">2</text:span>) и (D<text:span text:style-name="T3">1 </text:span>&lt; D<text:span text:style-name="T3">2</text:span>)) <text:span text:style-name="T48">]</text:span>.</text:p>
      <text:p text:style-name="P13">Пример: “03/04/1988” &lt; “01/05/2010”, </text:p>
      <text:p text:style-name="P13">“<text:span text:style-name="T50">04/04/2015</text:span>” <text:span text:style-name="T50">&lt; </text:span>”<text:span text:style-name="T50">04/11/2015</text:span>”, “<text:span text:style-name="T50">17/03/1965</text:span>” <text:span text:style-name="T50">&lt;</text:span> “<text:span text:style-name="T50">18/03/1965</text:span>”</text:p>
      <text:p text:style-name="P12"><text:soft-page-break/></text:p>
      <text:p text:style-name="P9">Между объектами “Дата”, <text:span text:style-name="T51">для которых выполняется </text:span></text:p>
      <text:p text:style-name="P9"><text:span text:style-name="T43">Дата_2</text:span><text:span text:style-name="T51"> &lt; </text:span><text:span text:style-name="T43">Дата_1</text:span><text:span text:style-name="T51">,</text:span> существует бинарн<text:span text:style-name="T47">ая операция </text:span><text:span text:style-name="T41">разность (-):</text:span></text:p>
      <text:p text:style-name="P14">1) <text:span text:style-name="T40">Дата_1 </text:span>–<text:span text:style-name="T40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8">[ </text:span>(<text:span text:style-name="T51">M</text:span><text:span text:style-name="T3">1 </text:span><text:span text:style-name="T51">&gt;</text:span> <text:span text:style-name="T51">M</text:span><text:span text:style-name="T3">2</text:span>) или </text:p>
      <text:p text:style-name="P12"><text:s text:c="2"/>((<text:span text:style-name="T51">M</text:span><text:span text:style-name="T3">1 </text:span>= <text:span text:style-name="T51">M</text:span><text:span text:style-name="T3">2</text:span>) и (<text:span text:style-name="T51">D</text:span><text:span text:style-name="T3">1 </text:span><text:span text:style-name="T51">&gt;=</text:span> <text:span text:style-name="T51">D</text:span><text:span text:style-name="T3">2</text:span>)) <text:span text:style-name="T54">]</text:span>.</text:p>
      <text:p text:style-name="P14"><text:span text:style-name="T52">2</text:span>) <text:span text:style-name="T40">Дата_1 </text:span>–<text:span text:style-name="T40"> Дата_2</text:span> = Y<text:span text:style-name="T3">1</text:span> – Y<text:span text:style-name="T3">2 </text:span>– <text:span text:style-name="T52">1</text:span>, если истинно следующее логическое выражение:</text:p>
      <text:p text:style-name="P12"><text:span text:style-name="T48">[ </text:span>(<text:span text:style-name="T51">M</text:span><text:span text:style-name="T3">1 </text:span><text:span text:style-name="T53">&lt;</text:span> <text:span text:style-name="T51">M</text:span><text:span text:style-name="T3">2</text:span>) или </text:p>
      <text:p text:style-name="P12"><text:s text:c="2"/>((<text:span text:style-name="T51">M</text:span><text:span text:style-name="T3">1 </text:span>= <text:span text:style-name="T51">M</text:span><text:span text:style-name="T3">2</text:span>) и (<text:span text:style-name="T51">D</text:span><text:span text:style-name="T3">1 </text:span><text:span text:style-name="T53">&lt;</text:span> <text:span text:style-name="T51">D</text:span><text:span text:style-name="T3">2</text:span>)) <text:span text:style-name="T48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2"/>
      <text:list xml:id="list233604388837975" text:continue-numbering="true" text:style-name="L1">
        <text:list-item>
          <text:list>
            <text:list-item>
              <text:p text:style-name="P88">Законы ПО</text:p>
            </text:list-item>
          </text:list>
        </text:list-item>
      </text:list>
      <text:p text:style-name="P29"><text:span text:style-name="T86">1) </text:span>Для каждого объекта “Сотрудник” <text:span text:style-name="T54">разность </text:span>атрибут<text:span text:style-name="T54">ов</text:span> “Дата <text:span text:style-name="T54">аттестации</text:span>” <text:span text:style-name="T54">и </text:span>“Дата <text:span text:style-name="T54">рождения</text:span>” <text:span text:style-name="T54">должна быть больше 17.</text:span></text:p>
      <text:p text:style-name="P29"/>
      <text:p text:style-name="P31"><text:span text:style-name="T86">2) </text:span>В файле “<text:span text:style-name="T86">Catalog</text:span>” <text:span text:style-name="T102">для </text:span>к<text:span text:style-name="T82">аждого </text:span>объект<text:span text:style-name="T102">а</text:span> <text:span text:style-name="T82">“Профессия” объект “Периодичность аттестации” уникальна.</text:span></text:p>
      <text:p text:style-name="P30">Пример <text:span text:style-name="T83">некорректного файла:</text:span></text:p>
      <text:p text:style-name="P30"><text:tab/><text:span text:style-name="T99">2 Doctor</text:span></text:p>
      <text:p text:style-name="P63"><text:tab/><text:span text:style-name="T93">3 D</text:span><text:span text:style-name="T88">octor </text:span></text:p>
      <text:p text:style-name="P66"/>
      <text:p text:style-name="P64"><text:span text:style-name="T89">3</text:span><text:span text:style-name="T87">) </text:span><text:span text:style-name="T90">Объекты понятия “Строка” могут быть сортированы по латинскому алфавиту</text:span><text:span text:style-name="T91">, в котором A&lt;B&lt;...&lt;Y&lt;Z&lt;a&lt;b&lt;...&lt;y&lt;z. Отсутствующий символ считается</text:span><text:span text:style-name="T90"> </text:span><text:span text:style-name="T91">меньше любого другого символа. Объект </text:span><text:span text:style-name="T95">Строка_1</text:span><text:span text:style-name="T91"> будет встречаться ранее объекта </text:span><text:span text:style-name="T95">Строка_2</text:span><text:span text:style-name="T91">, если выполняется одно из двух условий:</text:span></text:p>
      <text:p text:style-name="P67"><text:tab/>1) Первый элемент объекта <text:span text:style-name="T40">Строка_1</text:span> &lt; первого элемента <text:span text:style-name="T40">Строка_2</text:span>.</text:p>
      <text:p text:style-name="P91"><text:span text:style-name="T91"><text:tab/>2) Если </text:span><text:span text:style-name="T94">любой </text:span><text:span text:style-name="T91">элемент объекта </text:span><text:span text:style-name="T95">Строка_1</text:span><text:span text:style-name="T91"> </text:span><text:span text:style-name="T94">вплоть до </text:span><text:span text:style-name="T91">N-</text:span><text:span text:style-name="T94">ого</text:span><text:span text:style-name="T91"> = </text:span><text:span text:style-name="T94">соответствующему</text:span><text:span text:style-name="T91"> элементу объекта </text:span><text:span text:style-name="T95">Строка_2</text:span><text:span text:style-name="T91">, а <text:s/>N+1 элемент объекта </text:span><text:span text:style-name="T95">Строка_1 </text:span><text:span text:style-name="T91">&lt; N+1 элемента объекта </text:span><text:span text:style-name="T95">Строка_2</text:span><text:span text:style-name="T91">.</text:span></text:p>
      <text:p text:style-name="P68"/>
      <text:p text:style-name="P65"><text:span text:style-name="T91">4</text:span><text:span text:style-name="T87">) В качестве входных данных, помимо файлов “Staff” и “Catalog”, программа получает на вход 3 целых числа, </text:span><text:span text:style-name="T92">введенных с клавиатуры,</text:span><text:span text:style-name="T87"> обозначающих число, месяц и год.</text:span></text:p>
      <text:p text:style-name="P92"/>
      <text:p text:style-name="P60"><text:span text:style-name="T34">5</text:span><text:span text:style-name="T7">) Сотрудник, содержащийся в файле “Staff” попадает в файл “Output”, если разность между введенной датой и дат</text:span><text:span text:style-name="T33">ой</text:span><text:span text:style-name="T7"> последней аттестации данного сотрудника </text:span><text:span text:style-name="T33">&gt;=</text:span><text:span text:style-name="T7"> </text:span><text:span text:style-name="T33">периодичности аттестации данного сотрудника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7-17T21:11:20.643075495</dc:date>
    <meta:editing-duration>P1DT7H46M6S</meta:editing-duration>
    <meta:editing-cycles>195</meta:editing-cycles>
    <meta:generator>LibreOffice/6.0.7.3$Linux_X86_64 LibreOffice_project/00m0$Build-3</meta:generator>
    <meta:document-statistic meta:table-count="1" meta:image-count="0" meta:object-count="0" meta:page-count="4" meta:paragraph-count="123" meta:word-count="799" meta:character-count="5839" meta:non-whitespace-character-count="5061"/>
  </office:meta>
</office:document-meta>
</file>